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2">
      <style:paragraph-properties fo:margin-left="0in" fo:margin-right="0in" fo:line-height="100%" fo:orphans="0" fo:widows="0" fo:text-indent="0in" style:auto-text-indent="false"/>
    </style:style>
    <style:style style:name="P5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T1" style:family="text">
      <style:text-properties officeooo:rsid="000e38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Request for food/workout program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Athlete requests a program to its coach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Athlete requests for program successfully sends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Athlet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3519635108" text:style-name="WWNum2">
              <text:list-header>
                <text:p text:style-name="P4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3082463378" text:style-name="WWNum1">
              <text:list-item>
                <text:p text:style-name="P5">User does not provide necessary information like pictures, physical info and etc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06:09:14.533326796</dc:date>
    <meta:editing-duration>PT1M3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6" meta:word-count="55" meta:character-count="375" meta:non-whitespace-character-count="335"/>
  </office:meta>
</office:document-meta>
</file>